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22w345e56rtyuh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3:08:57.354729866</meta:creation-date>
    <meta:generator>LibreOffice/7.1.4.2$Linux_X86_64 LibreOffice_project/10$Build-2</meta:generator>
    <dc:date>2023-05-17T12:39:59.320512663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</office:meta>
</office:document-meta>
</file>